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10 Pitch" fo:font-size="10pt" fo:language="en" fo:country="US" fo:font-weight="bold" style:font-name-asian="Liberation Serif1" style:font-size-asian="10pt" style:language-asian="en" style:country-asian="US" style:font-weight-asian="bold" style:font-name-complex="Liberation Serif1" style:font-size-complex="10pt" style:language-complex="en" style:country-complex="US" style:font-weight-complex="bold"/>
    </style:style>
    <style:style style:name="P3" style:family="paragraph" style:parent-style-name="Standard">
      <style:text-properties style:font-name="Liberation Serif" fo:font-size="12pt" fo:language="en" fo:country="US" fo:font-weight="bold" style:font-name-asian="Liberation Serif1" style:font-size-asian="10.5pt" style:language-asian="en" style:country-asian="US" style:font-weight-asian="bold" style:font-name-complex="Liberation Serif1" style:font-size-complex="12pt" style:language-complex="en" style:country-complex="US" style:font-weight-complex="bold"/>
    </style:style>
    <style:style style:name="P4" style:family="paragraph" style:parent-style-name="Standard">
      <style:text-properties style:font-name="Liberation Serif" fo:font-size="12pt" fo:language="en" fo:country="US" fo:font-weight="bold" style:font-name-asian="Courier 10 Pitch1" style:font-size-asian="12pt" style:language-asian="en" style:country-asian="US" style:font-weight-asian="bold" style:font-name-complex="Courier 10 Pitch1" style:font-size-complex="12pt" style:language-complex="en" style:country-complex="US" style:font-weight-complex="bold"/>
    </style:style>
    <style:style style:name="P5" style:family="paragraph" style:parent-style-name="Standard">
      <style:text-properties style:font-name="Liberation Serif" fo:font-size="12pt" fo:language="en" fo:country="US" fo:font-weight="bold" style:font-name-asian="Courier 10 Pitch1" style:font-size-asian="10.5pt" style:language-asian="en" style:country-asian="US" style:font-weight-asian="bold" style:font-name-complex="Courier 10 Pitch1" style:font-size-complex="12pt" style:language-complex="en" style:country-complex="US" style:font-weight-complex="bold"/>
    </style:style>
    <style:style style:name="P6" style:family="paragraph" style:parent-style-name="Standard">
      <style:text-properties style:font-name="Courier 10 Pitch1" fo:font-size="10pt" fo:language="en" fo:country="US" fo:font-weight="bold" style:font-name-asian="Courier 10 Pitch1" style:font-size-asian="10pt" style:language-asian="en" style:country-asian="US" style:font-weight-asian="bold" style:font-name-complex="Courier 10 Pitch1" style:font-size-complex="10pt" style:language-complex="en" style:country-complex="US" style:font-weight-complex="bold"/>
    </style:style>
    <style:style style:name="P7" style:family="paragraph" style:parent-style-name="Standard">
      <style:text-properties style:font-name="Courier 10 Pitch1" fo:font-size="10pt" fo:language="en" fo:country="US" fo:font-weight="bold" style:font-name-asian="Courier 10 Pitch1" style:font-size-asian="8.75pt" style:language-asian="en" style:country-asian="US" style:font-weight-asian="bold" style:font-name-complex="Courier 10 Pitch1" style:font-size-complex="10pt" style:language-complex="en" style:country-complex="US" style:font-weight-complex="bold"/>
    </style:style>
    <style:style style:name="P8" style:family="paragraph" style:parent-style-name="Standard">
      <style:text-properties style:font-name="Courier 10 Pitch1" fo:font-size="10pt" fo:language="en" fo:country="US" fo:font-weight="normal" style:font-name-asian="Courier 10 Pitch1" style:font-size-asian="10pt" style:language-asian="en" style:country-asian="US" style:font-weight-asian="normal" style:font-name-complex="Courier 10 Pitch1" style:font-size-complex="10pt" style:language-complex="en" style:country-complex="US" style:font-weight-complex="normal"/>
    </style:style>
    <style:style style:name="P9" style:family="paragraph" style:parent-style-name="Standard">
      <style:text-properties style:font-name="Courier 10 Pitch1" fo:font-size="10pt" fo:language="en" fo:country="US" fo:font-weight="normal" style:font-name-asian="Courier 10 Pitch1" style:font-size-asian="8.75pt" style:language-asian="en" style:country-asian="US" style:font-weight-asian="normal" style:font-name-complex="Courier 10 Pitch1" style:font-size-complex="10pt" style:language-complex="en" style:country-complex="US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wk Weisman</text:p>
      <text:p text:style-name="Standard">CS111: Introduction to Computer Science I, Fall Semester 2012-2013</text:p>
      <text:p text:style-name="Standard">Lab #3</text:p>
      <text:p text:style-name="Standard"/>
      <text:p text:style-name="P1">Program 1 source code:</text:p>
      <text:p text:style-name="P2"><text:span text:style-name="T1">//***************************************************************************</text:span></text:p>
      <text:p text:style-name="P2"><text:span text:style-name="T1">// problem1.java</text:span></text:p>
      <text:p text:style-name="P2"><text:span text:style-name="T1">// Author: Hawk Weisman</text:span></text:p>
      <text:p text:style-name="P2"><text:span text:style-name="T1">// Course: CS111: Introduction to Computer Science I, Fall Semester 2012-2013</text:span></text:p>
      <text:p text:style-name="P2"><text:span text:style-name="T1">// Lab 3, Problem 1</text:span></text:p>
      <text:p text:style-name="P2"><text:span text:style-name="T1">//</text:span></text:p>
      <text:p text:style-name="P2"><text:span text:style-name="T1">// Prompts the user for information and prints a block of text.</text:span></text:p>
      <text:p text:style-name="P2"><text:span text:style-name="T1">// ***************************************************************************</text:span></text:p>
      <text:p text:style-name="P2"><text:span text:style-name="T1"/></text:p>
      <text:p text:style-name="P2"><text:span text:style-name="T1">import java.util.Scanner;</text:span></text:p>
      <text:p text:style-name="P2"><text:span text:style-name="T1"/></text:p>
      <text:p text:style-name="P2"><text:span text:style-name="T1">public class problem1 {</text:span></text:p>
      <text:p text:style-name="P2"><text:span text:style-name="T1"><text:s text:c="4"/>public static void main (String[] args) {</text:span></text:p>
      <text:p text:style-name="P2"><text:span text:style-name="T1"/></text:p>
      <text:p text:style-name="P2"><text:span text:style-name="T1"><text:tab/>// set up the scanner and variables to collect user data</text:span></text:p>
      <text:p text:style-name="P2"><text:span text:style-name="T1"><text:tab/>Scanner scan = new Scanner (System.in);</text:span></text:p>
      <text:p text:style-name="P2"><text:span text:style-name="T1"><text:tab/>String name, college, petName;</text:span></text:p>
      <text:p text:style-name="P2"><text:span text:style-name="T1"><text:tab/>int age; </text:span></text:p>
      <text:p text:style-name="P2"><text:span text:style-name="T1"/></text:p>
      <text:p text:style-name="P2"><text:span text:style-name="T1"><text:tab/>// prompt the user for data</text:span></text:p>
      <text:p text:style-name="P2"><text:span text:style-name="T1"><text:tab/>System.out.println("Please enter your name and press enter.");</text:span></text:p>
      <text:p text:style-name="P2"><text:span text:style-name="T1"><text:tab/>name = scan.nextLine();</text:span></text:p>
      <text:p text:style-name="P2"><text:span text:style-name="T1"><text:tab/></text:span></text:p>
      <text:p text:style-name="P2"><text:span text:style-name="T1"><text:tab/>System.out.println("Please enter your age and press enter.");</text:span></text:p>
      <text:p text:style-name="P2"><text:span text:style-name="T1"><text:tab/>age = scan.nextInt();</text:span></text:p>
      <text:p text:style-name="P2"><text:span text:style-name="T1"><text:tab/>scan.nextLine();</text:span></text:p>
      <text:p text:style-name="P2"><text:span text:style-name="T1"/></text:p>
      <text:p text:style-name="P2"><text:span text:style-name="T1"><text:tab/>System.out.println("Please enter the college you attend and press enter.");</text:span></text:p>
      <text:p text:style-name="P2"><text:span text:style-name="T1"><text:tab/>college = scan.nextLine();</text:span></text:p>
      <text:p text:style-name="P2"><text:span text:style-name="T1"/></text:p>
      <text:p text:style-name="P2"><text:span text:style-name="T1"><text:tab/>System.out.println("Please enter the name of your pet and press enter.");</text:span></text:p>
      <text:p text:style-name="P2"><text:span text:style-name="T1"><text:tab/>petName = scan.nextLine();</text:span></text:p>
      <text:p text:style-name="P2"><text:span text:style-name="T1"/></text:p>
      <text:p text:style-name="P2"><text:span text:style-name="T1"><text:tab/>// print out the program header</text:span></text:p>
      <text:p text:style-name="P2"><text:span text:style-name="T1"><text:tab/>System.out.println("problem1.java");</text:span></text:p>
      <text:p text:style-name="P2"><text:span text:style-name="T1"><text:tab/>System.out.println("Author: Hawk Weisman");</text:span></text:p>
      <text:p text:style-name="P2"><text:span text:style-name="T1"><text:tab/>System.out.println("Course: CS111: Introduction to Computer Science I, Fall Semester 2012-2013");</text:span></text:p>
      <text:p text:style-name="P2"><text:span text:style-name="T1"><text:tab/>System.out.println("Lab 3, Problem 1 \n");</text:span></text:p>
      <text:p text:style-name="P2"><text:span text:style-name="T1"><text:tab/>System.out.println("Prompts the user for information and prints a block of text. \n"); <text:s text:c="3"/></text:span></text:p>
      <text:p text:style-name="P2"><text:span text:style-name="T1"/></text:p>
      <text:p text:style-name="P2"><text:span text:style-name="T1"><text:tab/>// print out the text</text:span></text:p>
      <text:p text:style-name="P2"><text:span text:style-name="T1"><text:tab/>System.out.println("Hello, my name is " + name + " and I am " + age + " years");</text:span></text:p>
      <text:p text:style-name="P2"><text:span text:style-name="T1"><text:tab/>System.out.println("old. I'm enjoying my time at " + college + ", though");</text:span></text:p>
      <text:p text:style-name="P2"><text:span text:style-name="T1"><text:tab/>System.out.println("I miss my pet " + petName + " very much!");</text:span></text:p>
      <text:p text:style-name="P2"><text:span text:style-name="T1"><text:tab/> <text:s text:c="3"/>}</text:span></text:p>
      <text:p text:style-name="P2"><text:span text:style-name="T1">}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Program 1 script output:</text:p>
      <text:p text:style-name="P3"/>
      <text:p text:style-name="P8">Script started on Wed 19 Sep 2012 04:25:29 PM EDT<text:line-break/>#]0;weismanm@aldenv187: ~/Documents/cs111/lab3#weismanm@aldenv187:~/Documents/cs111/lab3$ java problem1</text:p>
      <text:p text:style-name="P8">Please enter your name and press enter.</text:p>
      <text:p text:style-name="P8">Mary Smith</text:p>
      <text:p text:style-name="P8">Please enter your age and press enter.</text:p>
      <text:p text:style-name="P8">18</text:p>
      <text:p text:style-name="P8">Please enter the college you attend and press enter.</text:p>
      <text:p text:style-name="P8">Allegheny College</text:p>
      <text:p text:style-name="P8">Please enter the name of your pet and press enter.</text:p>
      <text:p text:style-name="P8">Buster</text:p>
      <text:p text:style-name="P8">problem1.java</text:p>
      <text:p text:style-name="P8">Author: Hawk Weisman</text:p>
      <text:p text:style-name="P8">Course: CS111: Introduction to Computer Science I, Fall Semester 2012-2013</text:p>
      <text:p text:style-name="P8">Lab 3, Problem 1 </text:p>
      <text:p text:style-name="P8"/>
      <text:p text:style-name="P8">Prompts the user for information and prints a block of text. </text:p>
      <text:p text:style-name="P8"/>
      <text:p text:style-name="P8">Hello, my name is Mary Smith and I am 18 years</text:p>
      <text:p text:style-name="P8">old. I'm enjoying my time at Allegheny College, though</text:p>
      <text:p text:style-name="P8">I miss my pet Buster very much!</text:p>
      <text:p text:style-name="P8">#]0;weismanm@aldenv187: ~/Documents/cs111/lab3#weismanm@aldenv187:~/Documents/cs111/lab3$ java problem1</text:p>
      <text:p text:style-name="P8">Please enter your name and press enter.</text:p>
      <text:p text:style-name="P8">Bill Gezornenblatz</text:p>
      <text:p text:style-name="P8">Please enter your age and press enter.</text:p>
      <text:p text:style-name="P8">19</text:p>
      <text:p text:style-name="P8">Please enter the college you attend and press enter.</text:p>
      <text:p text:style-name="P8">Juniata College</text:p>
      <text:p text:style-name="P8">Please enter the name of your pet and press enter.</text:p>
      <text:p text:style-name="P8">Rusty</text:p>
      <text:p text:style-name="P8">problem1.java</text:p>
      <text:p text:style-name="P8">Author: Hawk Weisman</text:p>
      <text:p text:style-name="P8">Course: CS111: Introduction to Computer Science I, Fall Semester 2012-2013</text:p>
      <text:p text:style-name="P8">Lab 3, Problem 1 </text:p>
      <text:p text:style-name="P8"/>
      <text:p text:style-name="P8">Prompts the user for information and prints a block of text. </text:p>
      <text:p text:style-name="P8"/>
      <text:p text:style-name="P8">Hello, my name is Bill Gezornenblatz and I am 19 years</text:p>
      <text:p text:style-name="P8">old. I'm enjoying my time at Juniata College, though</text:p>
      <text:p text:style-name="P8">I miss my pet Rusty very much!</text:p>
      <text:p text:style-name="P8">#]0;weismanm@aldenv187: ~/Documents/cs111/lab3#weismanm@aldenv187:~/Documents/cs111/lab3$ java problem1</text:p>
      <text:p text:style-name="P8">Please enter your name and press enter.</text:p>
      <text:p text:style-name="P8">Howard Billings</text:p>
      <text:p text:style-name="P8">Please enter your age and press enter.</text:p>
      <text:p text:style-name="P8">21</text:p>
      <text:p text:style-name="P8">Please enter the college you attend and press enter.</text:p>
      <text:p text:style-name="P8">Bowdoin College</text:p>
      <text:p text:style-name="P8">Please enter the name of your pet and press enter.</text:p>
      <text:p text:style-name="P8">Heather</text:p>
      <text:p text:style-name="P8">problem1.java</text:p>
      <text:p text:style-name="P8">Author: Hawk Weisman</text:p>
      <text:p text:style-name="P8">Course: CS111: Introduction to Computer Science I, Fall Semester 2012-2013</text:p>
      <text:p text:style-name="P8">Lab 3, Problem 1 </text:p>
      <text:p text:style-name="P8"/>
      <text:p text:style-name="P8"><text:soft-page-break/>Prompts the user for information and prints a block of text. </text:p>
      <text:p text:style-name="P8"/>
      <text:p text:style-name="P8">Hello, my name is Howard Billings and I am 21 years</text:p>
      <text:p text:style-name="P8">old. I'm enjoying my time at Bowdoin College, though</text:p>
      <text:p text:style-name="P8">I miss my pet Heather very much!</text:p>
      <text:p text:style-name="P8">#]0;weismanm@aldenv187: ~/Documents/cs111/lab3#weismanm@aldenv187:~/Documents/cs111/lab3$ java problem1</text:p>
      <text:p text:style-name="P8">Please enter your name and press enter.</text:p>
      <text:p text:style-name="P8">Hawk Weisman</text:p>
      <text:p text:style-name="P8">Please enter your age and press enter.</text:p>
      <text:p text:style-name="P8">18</text:p>
      <text:p text:style-name="P8">Please enter the college you attend and press enter.</text:p>
      <text:p text:style-name="P8">Allegheny College</text:p>
      <text:p text:style-name="P8">Please enter the name of your pet and press enter.</text:p>
      <text:p text:style-name="P8">Woody</text:p>
      <text:p text:style-name="P8">problem1.java</text:p>
      <text:p text:style-name="P8">Author: Hawk Weisman</text:p>
      <text:p text:style-name="P8">Course: CS111: Introduction to Computer Science I, Fall Semester 2012-2013</text:p>
      <text:p text:style-name="P8">Lab 3, Problem 1 </text:p>
      <text:p text:style-name="P8"/>
      <text:p text:style-name="P8">Prompts the user for information and prints a block of text. </text:p>
      <text:p text:style-name="P8"/>
      <text:p text:style-name="P8">Hello, my name is Hawk Weisman and I am 18 years</text:p>
      <text:p text:style-name="P8">old. I'm enjoying my time at Allegheny College, though</text:p>
      <text:p text:style-name="P8">I miss my pet Woody very much!</text:p>
      <text:p text:style-name="P8">#]0;weismanm@aldenv187: ~/Documents/cs111/lab3#weismanm@aldenv187:~/Documents/cs111/lab3$ </text:p>
      <text:p text:style-name="P8">exit</text:p>
      <text:p text:style-name="P8"><text:line-break/>Script done on Wed 19 Sep 2012 04:26:45 PM EDT</text:p>
      <text:p text:style-name="P6"/>
      <text:p text:style-name="P4">Program 2 source code:<text:line-break/></text:p>
      <text:p text:style-name="P8">//*****************************************************************************</text:p>
      <text:p text:style-name="P8">// problem2.java</text:p>
      <text:p text:style-name="P8">// Based on "TempConverter.java" by Lewis/Loftus</text:p>
      <text:p text:style-name="P8">// </text:p>
      <text:p text:style-name="P8">// Author: Hawk Weisman</text:p>
      <text:p text:style-name="P8">// Course: CS111: Introduction to Computer Science I, Fall Semester 2012-2013</text:p>
      <text:p text:style-name="P8">// Lab 3, Problem 2</text:p>
      <text:p text:style-name="P8">//</text:p>
      <text:p text:style-name="P8">// Converts a Fahrenheit temperature to a Celcius temperature.</text:p>
      <text:p text:style-name="P8">//*****************************************************************************</text:p>
      <text:p text:style-name="P8"/>
      <text:p text:style-name="P8">import java.util.Scanner;</text:p>
      <text:p text:style-name="P8"/>
      <text:p text:style-name="P8">public class problem2 {</text:p>
      <text:p text:style-name="P8"><text:s text:c="4"/>public static void main (String[] args) {</text:p>
      <text:p text:style-name="P8"/>
      <text:p text:style-name="P8"/>
      <text:p text:style-name="P8"/>
      <text:p text:style-name="P8"><text:tab/>// define the constants used in the conversion</text:p>
      <text:p text:style-name="P8"><text:tab/>// the formula used is C = (F - 32) / (9/5)</text:p>
      <text:p text:style-name="P8"/>
      <text:p text:style-name="P8"><text:tab/>final int BASE = 32;</text:p>
      <text:p text:style-name="P8"><text:tab/>final double CONVERSION_FACTOR = 9.0 / 5.0;</text:p>
      <text:p text:style-name="P8"/>
      <text:p text:style-name="P8"><text:tab/>// define the variables used in the conversion (in double-precision) and the <text:soft-page-break/>scanner to collect data from the user</text:p>
      <text:p text:style-name="P8"/>
      <text:p text:style-name="P8"><text:tab/>double degreesF; // value to convert</text:p>
      <text:p text:style-name="P8"><text:s/><text:tab/>double degreesC; // value to output</text:p>
      <text:p text:style-name="P8"><text:tab/>Scanner tempInput = new Scanner (System.in);</text:p>
      <text:p text:style-name="P8"/>
      <text:p text:style-name="P8"><text:tab/>// print out the program header</text:p>
      <text:p text:style-name="P8"><text:tab/></text:p>
      <text:p text:style-name="P8"><text:tab/>System.out.println("problem2.java \n Based on \"TempConverter.java\" by Lewis/Loftus \n \n Author: Hawk Weisman" + </text:p>
      <text:p text:style-name="P8"><text:tab/><text:tab/><text:tab/> <text:s text:c="2"/>"\n Course: CS111: Introduction to Computer Science I, Fall Semester 2012-2013 \n Lab 3 Problem 2"</text:p>
      <text:p text:style-name="P8"><text:tab/><text:tab/><text:tab/> <text:s text:c="2"/>+ "\n \n Converts a Fahrenheit temperature to a Celcius temperature. \n");</text:p>
      <text:p text:style-name="P8"/>
      <text:p text:style-name="P8"><text:tab/>// prompt the user for data</text:p>
      <text:p text:style-name="P8"/>
      <text:p text:style-name="P8"><text:tab/>System.out.println("Please enter the Fahrenheit temperature to be converted.");</text:p>
      <text:p text:style-name="P8"><text:tab/>degreesF = tempInput.nextDouble();</text:p>
      <text:p text:style-name="P8"/>
      <text:p text:style-name="P8"><text:tab/>// conduct the conversion</text:p>
      <text:p text:style-name="P8"/>
      <text:p text:style-name="P8"><text:tab/>degreesC = (degreesF - BASE) / CONVERSION_FACTOR;</text:p>
      <text:p text:style-name="P8"/>
      <text:p text:style-name="P8"><text:tab/>// print out the results</text:p>
      <text:p text:style-name="P8"/>
      <text:p text:style-name="P8"><text:tab/>System.out.println("Fahrenheit temperature: " + degreesF + "\n" + "Celcius equivalent: " + degreesC);</text:p>
      <text:p text:style-name="P8"><text:s text:c="4"/>}</text:p>
      <text:p text:style-name="P8">}</text:p>
      <text:p text:style-name="P8"/>
      <text:p text:style-name="P5">Problem 2 script output</text:p>
      <text:p text:style-name="P5"><text:span text:style-name="T1"/></text:p>
      <text:p text:style-name="P7"><text:span text:style-name="T1">Script started on Wed 19 Sep 2012 03:37:40 PM EDT<text:line-break/>#]0;weismanm@aldenv187: ~/Documents/cs111/lab3#weismanm@aldenv187:~/Documents/cs111/lab3$ exit#####[2P17##java problem2</text:span></text:p>
      <text:p text:style-name="P7"><text:span text:style-name="T1">problem2.java </text:span></text:p>
      <text:p text:style-name="P7"><text:span text:style-name="T1"><text:s/>Based on "TempConverter.java" by Lewis/Loftus </text:span></text:p>
      <text:p text:style-name="P7"><text:span text:style-name="T1"><text:s/></text:span></text:p>
      <text:p text:style-name="P7"><text:span text:style-name="T1"><text:s/>Author: Hawk Weisman</text:span></text:p>
      <text:p text:style-name="P7"><text:span text:style-name="T1"><text:s/>Course: CS111: Introduction to Computer Science I, Fall Semester 2012-2013 </text:span></text:p>
      <text:p text:style-name="P7"><text:span text:style-name="T1"><text:s/>Lab 3 Problem 2</text:span></text:p>
      <text:p text:style-name="P7"><text:span text:style-name="T1"><text:s/></text:span></text:p>
      <text:p text:style-name="P7"><text:span text:style-name="T1"><text:s/>Converts a Fahrenheit temperature to a Celcius temperature. </text:span></text:p>
      <text:p text:style-name="P7"><text:span text:style-name="T1"/></text:p>
      <text:p text:style-name="P7"><text:span text:style-name="T1">Please enter the Fahrenheit temperature to be converted.</text:span></text:p>
      <text:p text:style-name="P7"><text:span text:style-name="T1">32</text:span></text:p>
      <text:p text:style-name="P7"><text:span text:style-name="T1">Fahrenheit temperature: 32.0</text:span></text:p>
      <text:p text:style-name="P7"><text:span text:style-name="T1">Celcius equivalent: 0.0</text:span></text:p>
      <text:p text:style-name="P7"><text:span text:style-name="T1">#]0;weismanm@aldenv187: ~/Documents/cs111/lab3#weismanm@aldenv187:~/Documents/cs111/lab3$ java problem2</text:span></text:p>
      <text:p text:style-name="P7"><text:span text:style-name="T1">problem2.java </text:span></text:p>
      <text:p text:style-name="P7"><text:span text:style-name="T1"><text:s/>Based on "TempConverter.java" by Lewis/Loftus </text:span></text:p>
      <text:p text:style-name="P7"><text:span text:style-name="T1"><text:s/></text:span></text:p>
      <text:p text:style-name="P7"><text:span text:style-name="T1"><text:s/>Author: Hawk Weisman</text:span></text:p>
      <text:p text:style-name="P7"><text:span text:style-name="T1"><text:s/>Course: CS111: Introduction to Computer Science I, Fall Semester 2012-2013 </text:span></text:p>
      <text:p text:style-name="P7"><text:soft-page-break/><text:span text:style-name="T1"><text:s/>Lab 3 Problem 2</text:span></text:p>
      <text:p text:style-name="P7"><text:span text:style-name="T1"><text:s/></text:span></text:p>
      <text:p text:style-name="P7"><text:span text:style-name="T1"><text:s/>Converts a Fahrenheit temperature to a Celcius temperature. </text:span></text:p>
      <text:p text:style-name="P7"><text:span text:style-name="T1"/></text:p>
      <text:p text:style-name="P7"><text:span text:style-name="T1">Please enter the Fahrenheit temperature to be converted.</text:span></text:p>
      <text:p text:style-name="P7"><text:span text:style-name="T1">17</text:span></text:p>
      <text:p text:style-name="P7"><text:span text:style-name="T1">Fahrenheit temperature: 17.0</text:span></text:p>
      <text:p text:style-name="P7"><text:span text:style-name="T1">Celcius equivalent: -8.333333333333334</text:span></text:p>
      <text:p text:style-name="P7"><text:span text:style-name="T1">#]0;weismanm@aldenv187: ~/Documents/cs111/lab3#weismanm@aldenv187:~/Documents/cs111/lab3$ java problem2</text:span></text:p>
      <text:p text:style-name="P7"><text:span text:style-name="T1">problem2.java </text:span></text:p>
      <text:p text:style-name="P7"><text:span text:style-name="T1"><text:s/>Based on "TempConverter.java" by Lewis/Loftus </text:span></text:p>
      <text:p text:style-name="P7"><text:span text:style-name="T1"><text:s/></text:span></text:p>
      <text:p text:style-name="P7"><text:span text:style-name="T1"><text:s/>Author: Hawk Weisman</text:span></text:p>
      <text:p text:style-name="P7"><text:span text:style-name="T1"><text:s/>Course: CS111: Introduction to Computer Science I, Fall Semester 2012-2013 </text:span></text:p>
      <text:p text:style-name="P7"><text:span text:style-name="T1"><text:s/>Lab 3 Problem 2</text:span></text:p>
      <text:p text:style-name="P7"><text:span text:style-name="T1"><text:s/></text:span></text:p>
      <text:p text:style-name="P7"><text:span text:style-name="T1"><text:s/>Converts a Fahrenheit temperature to a Celcius temperature. </text:span></text:p>
      <text:p text:style-name="P7"><text:span text:style-name="T1"/></text:p>
      <text:p text:style-name="P7"><text:span text:style-name="T1">Please enter the Fahrenheit temperature to be converted.</text:span></text:p>
      <text:p text:style-name="P7"><text:span text:style-name="T1">100</text:span></text:p>
      <text:p text:style-name="P7"><text:span text:style-name="T1">Fahrenheit temperature: 100.0</text:span></text:p>
      <text:p text:style-name="P7"><text:span text:style-name="T1">Celcius equivalent: 37.77777777777778</text:span></text:p>
      <text:p text:style-name="P7"><text:span text:style-name="T1">#]0;weismanm@aldenv187: ~/Documents/cs111/lab3#weismanm@aldenv187:~/Documents/cs111/lab3$ java problem2</text:span></text:p>
      <text:p text:style-name="P7"><text:span text:style-name="T1">problem2.java </text:span></text:p>
      <text:p text:style-name="P7"><text:span text:style-name="T1"><text:s/>Based on "TempConverter.java" by Lewis/Loftus </text:span></text:p>
      <text:p text:style-name="P7"><text:span text:style-name="T1"><text:s/></text:span></text:p>
      <text:p text:style-name="P7"><text:span text:style-name="T1"><text:s/>Author: Hawk Weisman</text:span></text:p>
      <text:p text:style-name="P7"><text:span text:style-name="T1"><text:s/>Course: CS111: Introduction to Computer Science I, Fall Semester 2012-2013 </text:span></text:p>
      <text:p text:style-name="P7"><text:span text:style-name="T1"><text:s/>Lab 3 Problem 2</text:span></text:p>
      <text:p text:style-name="P7"><text:span text:style-name="T1"><text:s/></text:span></text:p>
      <text:p text:style-name="P7"><text:span text:style-name="T1"><text:s/>Converts a Fahrenheit temperature to a Celcius temperature. </text:span></text:p>
      <text:p text:style-name="P7"><text:span text:style-name="T1"/></text:p>
      <text:p text:style-name="P7"><text:span text:style-name="T1">Please enter the Fahrenheit temperature to be converted.</text:span></text:p>
      <text:p text:style-name="P7"><text:span text:style-name="T1">85</text:span></text:p>
      <text:p text:style-name="P7"><text:span text:style-name="T1">Fahrenheit temperature: 85.0</text:span></text:p>
      <text:p text:style-name="P7"><text:span text:style-name="T1">Celcius equivalent: 29.444444444444443</text:span></text:p>
      <text:p text:style-name="P7"><text:span text:style-name="T1">#]0;weismanm@aldenv187: ~/Documents/cs111/lab3#weismanm@aldenv187:~/Documents/cs111/lab3$ exit</text:span></text:p>
      <text:p text:style-name="P7"><text:span text:style-name="T1">exit</text:span></text:p>
      <text:p text:style-name="P7"><text:span text:style-name="T1"><text:line-break/>Script done on Wed 19 Sep 2012 03:38:09 PM EDT<text:line-break/></text:span></text:p>
      <text:p text:style-name="P5">Problem 3 source code</text:p>
      <text:p text:style-name="P5"><text:span text:style-name="T1"/></text:p>
      <text:p text:style-name="P6"><text:span text:style-name="T1">//***************************************************************************</text:span></text:p>
      <text:p text:style-name="P6"><text:span text:style-name="T1">// problem3.java</text:span></text:p>
      <text:p text:style-name="P6"><text:span text:style-name="T1">//</text:span></text:p>
      <text:p text:style-name="P6"><text:span text:style-name="T1">// Author: Hawk Weisman</text:span></text:p>
      <text:p text:style-name="P6"><text:span text:style-name="T1">// Course: CS111: Introduction to Computer Science I, Fall Semester 2012-2013</text:span></text:p>
      <text:p text:style-name="P6"><text:span text:style-name="T1">// Lab 3, Problem 3</text:span></text:p>
      <text:p text:style-name="P6"><text:span text:style-name="T1">//</text:span></text:p>
      <text:p text:style-name="P6"><text:span text:style-name="T1">// Determines the fewest number of each bill and coin needed to represent a </text:span></text:p>
      <text:p text:style-name="P6"><text:span text:style-name="T1">// monetary amount in American currency.</text:span></text:p>
      <text:p text:style-name="P6"><text:span text:style-name="T1">//***************************************************************************</text:span></text:p>
      <text:p text:style-name="P6"><text:span text:style-name="T1"/></text:p>
      <text:p text:style-name="P6"><text:span text:style-name="T1">import java.util.Scanner;</text:span></text:p>
      <text:p text:style-name="P6"><text:soft-page-break/><text:span text:style-name="T1"/></text:p>
      <text:p text:style-name="P6"><text:span text:style-name="T1">public class problem3 {</text:span></text:p>
      <text:p text:style-name="P6"><text:span text:style-name="T1"><text:s text:c="4"/>public static void main(String[] argv) {</text:span></text:p>
      <text:p text:style-name="P6"><text:span text:style-name="T1"><text:tab/></text:span></text:p>
      <text:p text:style-name="P6"><text:span text:style-name="T1"><text:tab/>// make a scanner to grab the value of the money and a variable to store it</text:span></text:p>
      <text:p text:style-name="P6"><text:span text:style-name="T1"><text:tab/>Scanner moneyGrabber = new Scanner (System.in);</text:span></text:p>
      <text:p text:style-name="P6"><text:span text:style-name="T1"><text:tab/>double moneyValue;</text:span></text:p>
      <text:p text:style-name="P6"><text:span text:style-name="T1"><text:tab/>int cents;</text:span></text:p>
      <text:p text:style-name="P6"><text:span text:style-name="T1"/></text:p>
      <text:p text:style-name="P6"><text:span text:style-name="T1"><text:tab/>// print out the program header</text:span></text:p>
      <text:p text:style-name="P6"><text:span text:style-name="T1"><text:tab/>System.out.println("problem3.java\n <text:s/>\n Author: Hawk Weisman"+ </text:span></text:p>
      <text:p text:style-name="P6"><text:span text:style-name="T1"><text:tab/><text:tab/><text:tab/> <text:s text:c="2"/>"\n Course: CS111: Introduction to Computer Science I, Fall Semester 2012-2013 \n" + </text:span></text:p>
      <text:p text:style-name="P6"><text:span text:style-name="T1"><text:tab/><text:tab/><text:tab/> <text:s text:c="2"/>" Lab 3 Problem 3 \n \n Determines the fewest number of each bill and coin needed to represent " +</text:span></text:p>
      <text:p text:style-name="P6"><text:span text:style-name="T1"><text:tab/><text:tab/><text:tab/> <text:s text:c="2"/>"a monetary amount in American currency. \n");</text:span></text:p>
      <text:p text:style-name="P6"><text:span text:style-name="T1"/></text:p>
      <text:p text:style-name="P6"><text:span text:style-name="T1"><text:tab/>// prompt the user for data</text:span></text:p>
      <text:p text:style-name="P6"><text:span text:style-name="T1"><text:tab/>System.out.println("Enter the money amount:");</text:span></text:p>
      <text:p text:style-name="P6"><text:span text:style-name="T1"><text:tab/></text:span></text:p>
      <text:p text:style-name="P6"><text:span text:style-name="T1"><text:tab/>// take the money...</text:span></text:p>
      <text:p text:style-name="P6"><text:span text:style-name="T1"><text:tab/>moneyValue = moneyGrabber.nextDouble();</text:span></text:p>
      <text:p text:style-name="P6"><text:span text:style-name="T1"/></text:p>
      <text:p text:style-name="P6"><text:span text:style-name="T1"><text:tab/>// ...and run (the conversion to cents)</text:span></text:p>
      <text:p text:style-name="P6"><text:span text:style-name="T1"><text:tab/>cents =(int) (moneyValue * 100);</text:span></text:p>
      <text:p text:style-name="P6"><text:span text:style-name="T1"/></text:p>
      <text:p text:style-name="P6"><text:span text:style-name="T1"><text:tab/>// break up the cents into various coinage</text:span></text:p>
      <text:p text:style-name="P6"><text:span text:style-name="T1"><text:tab/>int AlexHamiltons = cents / 1000;</text:span></text:p>
      <text:p text:style-name="P6"><text:span text:style-name="T1"><text:tab/>cents = cents % 1000;</text:span></text:p>
      <text:p text:style-name="P6"><text:span text:style-name="T1"/></text:p>
      <text:p text:style-name="P6"><text:span text:style-name="T1"><text:tab/>int AbeLincolns = cents / 500;</text:span></text:p>
      <text:p text:style-name="P6"><text:span text:style-name="T1"><text:tab/>cents = cents % 500;</text:span></text:p>
      <text:p text:style-name="P6"><text:span text:style-name="T1"/></text:p>
      <text:p text:style-name="P6"><text:span text:style-name="T1"><text:tab/>int GeorgeWashingtons = cents / 100;</text:span></text:p>
      <text:p text:style-name="P6"><text:span text:style-name="T1"><text:tab/>cents = cents % 100;</text:span></text:p>
      <text:p text:style-name="P6"><text:span text:style-name="T1"><text:tab/></text:span></text:p>
      <text:p text:style-name="P6"><text:span text:style-name="T1"><text:tab/>int quarters = cents / 25;</text:span></text:p>
      <text:p text:style-name="P6"><text:span text:style-name="T1"><text:tab/>cents = cents % 25;</text:span></text:p>
      <text:p text:style-name="P6"><text:span text:style-name="T1"/></text:p>
      <text:p text:style-name="P6"><text:span text:style-name="T1"><text:tab/>int dimes = cents / 10;</text:span></text:p>
      <text:p text:style-name="P6"><text:span text:style-name="T1"><text:tab/>cents = cents % 10;</text:span></text:p>
      <text:p text:style-name="P6"><text:span text:style-name="T1"/></text:p>
      <text:p text:style-name="P6"><text:span text:style-name="T1"><text:tab/>int nickels = cents / 5;</text:span></text:p>
      <text:p text:style-name="P6"><text:span text:style-name="T1"><text:tab/>cents = cents % 5;</text:span></text:p>
      <text:p text:style-name="P6"><text:span text:style-name="T1"/></text:p>
      <text:p text:style-name="P6"><text:span text:style-name="T1"><text:tab/>// print out the results (finally)</text:span></text:p>
      <text:p text:style-name="P6"><text:span text:style-name="T1"/></text:p>
      <text:p text:style-name="P6"><text:span text:style-name="T1"><text:tab/>System.out.println(moneyValue + " is equivalent to: \n"</text:span></text:p>
      <text:p text:style-name="P6"><text:span text:style-name="T1"><text:tab/><text:tab/><text:tab/> <text:s text:c="2"/>+ AlexHamiltons + " ten dollar bills \n"</text:span></text:p>
      <text:p text:style-name="P6"><text:span text:style-name="T1"><text:tab/><text:tab/><text:tab/> <text:s text:c="2"/>+ AbeLincolns + " five dollar bills \n"</text:span></text:p>
      <text:p text:style-name="P6"><text:span text:style-name="T1"><text:tab/><text:tab/><text:tab/> <text:s text:c="2"/>+ GeorgeWashingtons + " one dollar bills \n"</text:span></text:p>
      <text:p text:style-name="P6"><text:span text:style-name="T1"><text:tab/><text:tab/><text:tab/> <text:s text:c="2"/>+ quarters + " quarters \n"</text:span></text:p>
      <text:p text:style-name="P6"><text:span text:style-name="T1"><text:tab/><text:tab/><text:tab/> <text:s text:c="2"/>+ dimes + " dimes \n"</text:span></text:p>
      <text:p text:style-name="P6"><text:span text:style-name="T1"><text:tab/><text:tab/><text:tab/> <text:s text:c="2"/>+ nickels + " nickels \n"</text:span></text:p>
      <text:p text:style-name="P6"><text:span text:style-name="T1"><text:tab/><text:tab/><text:tab/> <text:s text:c="2"/>+ cents + " pennies");</text:span></text:p>
      <text:p text:style-name="P6"><text:span text:style-name="T1"><text:s text:c="4"/>}</text:span></text:p>
      <text:p text:style-name="P6"><text:span text:style-name="T1">}</text:span></text:p>
      <text:p text:style-name="P6"><text:span text:style-name="T1"/></text:p>
      <text:p text:style-name="P5"><text:soft-page-break/>Problem 3 script output</text:p>
      <text:p text:style-name="P5"/>
      <text:p text:style-name="P9">Script started on Wed 19 Sep 2012 04:19:46 PM EDT<text:line-break/>#]0;weismanm@aldenv187: ~/Documents/cs111/lab3#weismanm@aldenv187:~/Documents/cs111/lab3$ java </text:p>
      <text:p text:style-name="P9">problem3.java</text:p>
      <text:p text:style-name="P9"><text:s text:c="2"/></text:p>
      <text:p text:style-name="P9"><text:s/>Author: Hawk Weisman</text:p>
      <text:p text:style-name="P9"><text:s/>Course: CS111: Introduction to Computer Science I, Fall Semester 2012-2013 </text:p>
      <text:p text:style-name="P9"><text:s/>Lab 3 Problem 3 </text:p>
      <text:p text:style-name="P9"><text:s/></text:p>
      <text:p text:style-name="P9"><text:s/>Determines the fewest number of each bill and coin needed to represent a monetary amount in American currency. </text:p>
      <text:p text:style-name="P9"/>
      <text:p text:style-name="P9">Enter the money amount:</text:p>
      <text:p text:style-name="P9">47.63</text:p>
      <text:p text:style-name="P9">47.63 is equivalent to: </text:p>
      <text:p text:style-name="P9">4 ten dollar bills </text:p>
      <text:p text:style-name="P9">1 five dollar bills </text:p>
      <text:p text:style-name="P9">2 one dollar bills </text:p>
      <text:p text:style-name="P9">2 quarters </text:p>
      <text:p text:style-name="P9">1 dimes </text:p>
      <text:p text:style-name="P9">0 nickels </text:p>
      <text:p text:style-name="P9">3 pennies</text:p>
      <text:p text:style-name="P9">#]0;weismanm@aldenv187: ~/Documents/cs111/lab3#weismanm@aldenv187:~/Documents/cs111/lab3$ java problem3</text:p>
      <text:p text:style-name="P9">problem3.java</text:p>
      <text:p text:style-name="P9"><text:s text:c="2"/></text:p>
      <text:p text:style-name="P9"><text:s/>Author: Hawk Weisman</text:p>
      <text:p text:style-name="P9"><text:s/>Course: CS111: Introduction to Computer Science I, Fall Semester 2012-2013 </text:p>
      <text:p text:style-name="P9"><text:s/>Lab 3 Problem 3 </text:p>
      <text:p text:style-name="P9"><text:s/></text:p>
      <text:p text:style-name="P9"><text:s/>Determines the fewest number of each bill and coin needed to represent a monetary amount in American currency. </text:p>
      <text:p text:style-name="P9"/>
      <text:p text:style-name="P9">Enter the money amount:</text:p>
      <text:p text:style-name="P9">412.27</text:p>
      <text:p text:style-name="P9">412.27 is equivalent to: </text:p>
      <text:p text:style-name="P9">41 ten dollar bills </text:p>
      <text:p text:style-name="P9">0 five dollar bills </text:p>
      <text:p text:style-name="P9">2 one dollar bills </text:p>
      <text:p text:style-name="P9">1 quarters </text:p>
      <text:p text:style-name="P9">0 dimes </text:p>
      <text:p text:style-name="P9">0 nickels </text:p>
      <text:p text:style-name="P9">2 pennies</text:p>
      <text:p text:style-name="P9">#]0;weismanm@aldenv187: ~/Documents/cs111/lab3#weismanm@aldenv187:~/Documents/cs111/lab3$ java problem3</text:p>
      <text:p text:style-name="P9">problem3.java</text:p>
      <text:p text:style-name="P9"><text:s text:c="2"/></text:p>
      <text:p text:style-name="P9"><text:s/>Author: Hawk Weisman</text:p>
      <text:p text:style-name="P9"><text:s/>Course: CS111: Introduction to Computer Science I, Fall Semester 2012-2013 </text:p>
      <text:p text:style-name="P9"><text:s/>Lab 3 Problem 3 </text:p>
      <text:p text:style-name="P9"><text:s/></text:p>
      <text:p text:style-name="P9"><text:s/>Determines the fewest number of each bill and coin needed to represent a monetary amount in American currency. </text:p>
      <text:p text:style-name="P9"/>
      <text:p text:style-name="P9">Enter the money amount:</text:p>
      <text:p text:style-name="P9">19.95</text:p>
      <text:p text:style-name="P9"><text:soft-page-break/>19.95 is equivalent to: </text:p>
      <text:p text:style-name="P9">1 ten dollar bills </text:p>
      <text:p text:style-name="P9">1 five dollar bills </text:p>
      <text:p text:style-name="P9">4 one dollar bills </text:p>
      <text:p text:style-name="P9">3 quarters </text:p>
      <text:p text:style-name="P9">2 dimes </text:p>
      <text:p text:style-name="P9">0 nickels </text:p>
      <text:p text:style-name="P9">0 pennies</text:p>
      <text:p text:style-name="P9">#]0;weismanm@aldenv187: ~/Documents/cs111/lab3#weismanm@aldenv187:~/Documents/cs111/lab3$ java problem3</text:p>
      <text:p text:style-name="P9">problem3.java</text:p>
      <text:p text:style-name="P9"><text:s text:c="2"/></text:p>
      <text:p text:style-name="P9"><text:s/>Author: Hawk Weisman</text:p>
      <text:p text:style-name="P9"><text:s/>Course: CS111: Introduction to Computer Science I, Fall Semester 2012-2013 </text:p>
      <text:p text:style-name="P9"><text:s/>Lab 3 Problem 3 </text:p>
      <text:p text:style-name="P9"><text:s/></text:p>
      <text:p text:style-name="P9"><text:s/>Determines the fewest number of each bill and coin needed to represent a monetary amount in American currency. </text:p>
      <text:p text:style-name="P9"/>
      <text:p text:style-name="P9">Enter the money amount:</text:p>
      <text:p text:style-name="P9">999.99</text:p>
      <text:p text:style-name="P9">999.99 is equivalent to: </text:p>
      <text:p text:style-name="P9">99 ten dollar bills </text:p>
      <text:p text:style-name="P9">1 five dollar bills </text:p>
      <text:p text:style-name="P9">4 one dollar bills </text:p>
      <text:p text:style-name="P9">3 quarters </text:p>
      <text:p text:style-name="P9">2 dimes </text:p>
      <text:p text:style-name="P9">0 nickels </text:p>
      <text:p text:style-name="P9">4 pennies</text:p>
      <text:p text:style-name="P9">#]0;weismanm@aldenv187: ~/Documents/cs111/lab3#weismanm@aldenv187:~/Documents/cs111/lab3$</text:p>
      <text:p text:style-name="P9">exit</text:p>
      <text:p text:style-name="P9"><text:line-break/>Script done on Wed 19 Sep 2012 04:20:46 PM ED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1" svg:font-family="'Courier 10 Pitch'"/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eisman</meta:initial-creator>
    <meta:creation-date>2012-09-19T16:21:40</meta:creation-date>
    <dc:date>2012-09-19T16:33:43</dc:date>
    <dc:creator>Michael Weisman</dc:creator>
    <meta:editing-duration>P0D</meta:editing-duration>
    <meta:editing-cycles>1</meta:editing-cycles>
    <meta:document-statistic meta:table-count="0" meta:image-count="0" meta:object-count="0" meta:page-count="8" meta:paragraph-count="338" meta:word-count="1709" meta:character-count="12267" meta:non-whitespace-character-count="10565"/>
    <meta:generator>LibreOffice/3.5$Linux_X86_64 LibreOffice_project/350m1$Build-2</meta:generator>
  </office:meta>
</office:document-meta>
</file>